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 teoría genética de Jean Piaget es una perspectiva de la psicología del desarrollo que se centra en el estudio del desarrollo cognitivo en niños y adolescentes. Piaget fue un destacado psicólogo suizo que desarrolló su teoría a lo largo del siglo XX, y su enfoque revolucionario influyó en gran medida en la comprensión de cómo los seres humanos adquieren conocimiento y habilidades a medida que crecen.</text:p>
      <text:p text:style-name="Text_20_body">La teoría genética de Piaget se basa en la idea de que los niños pasan por una serie de etapas de desarrollo cognitivo, cada una de las cuales se caracteriza por patrones de pensamiento y razonamiento específicos. Las cuatro etapas principales en la teoría de Piaget son:</text:p>
      <text:list text:style-name="L1">
        <text:list-item>
          <text:p text:style-name="P1"><text:span text:style-name="Strong_20_Emphasis">Etapa Sensoriomotora</text:span>: Esta etapa abarca desde el nacimiento hasta aproximadamente los 2 años de edad. Durante esta etapa, los niños exploran el mundo a través de sus sentidos y acciones motoras. Aprenden sobre la permanencia de los objetos (el entendimiento de que los objetos continúan existiendo aunque no estén a la vista) y desarrollan habilidades básicas de coordinación.</text:p>
        </text:list-item>
        <text:list-item>
          <text:p text:style-name="P1"><text:span text:style-name="Strong_20_Emphasis">Etapa Preoperacional</text:span>: Esta etapa se produce entre los 2 y los 7 años de edad. Durante este período, los niños comienzan a desarrollar habilidades de lenguaje y pensamiento simbólico. Sin embargo, su pensamiento es egocéntrico y carece de la capacidad para realizar operaciones mentales concretas. También tienden a ser bastante animistas y tienden a atribuir características humanas a objetos inanimados.</text:p>
        </text:list-item>
        <text:list-item>
          <text:p text:style-name="P1"><text:span text:style-name="Strong_20_Emphasis">Etapa de las Operaciones Concretas</text:span>: Esta etapa ocurre entre los 7 y los 11 años. En esta etapa, los niños comienzan a desarrollar la capacidad de pensar de manera lógica sobre situaciones concretas y objetos. Pueden entender principios como la conservación (por ejemplo, que la cantidad de agua en un vaso sigue siendo la misma a pesar de cambios en la forma del vaso) y realizar operaciones mentales reversibles.</text:p>
        </text:list-item>
        <text:list-item>
          <text:p text:style-name="P1"><text:span text:style-name="Strong_20_Emphasis">Etapa de las Operaciones Formales</text:span>: Esta etapa comienza alrededor de los 11 años y continúa en la edad adulta. En esta etapa, los individuos desarrollan la capacidad de razonar de manera abstracta y lógica, así como de realizar hipótesis y pensamientos deductivos. Pueden pensar en términos de posibilidades y realizar razonamientos más sofisticados.</text:p>
        </text:list-item>
      </text:list>
      <text:p text:style-name="Text_20_body">La teoría genética de Piaget se centra en la idea de que el desarrollo cognitivo es un proceso activo en el que los niños construyen su comprensión del mundo a través de la interacción con su entorno. También enfatiza la importancia de las estructuras mentales llamadas "esquemas" en el desarrollo cognitivo. A medida que los niños maduran, ajustan y reorganizan sus esquemas para acomodar nueva información y experiencias. La teoría de Piaget ha tenido una influencia duradera en la psicología del desarrollo y la educación, aunque también ha sido objeto de críticas y revisiones en las décadas posterior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1:21:48.245672382</meta:creation-date>
    <dc:date>2023-10-23T11:22:52.703465378</dc:date>
    <meta:editing-duration>PT1M8S</meta:editing-duration>
    <meta:editing-cycles>1</meta:editing-cycles>
    <meta:document-statistic meta:table-count="0" meta:image-count="0" meta:object-count="0" meta:page-count="1" meta:paragraph-count="7" meta:word-count="456" meta:character-count="2834" meta:non-whitespace-character-count="2389"/>
    <meta:generator>LibreOffice/7.6.2.1$Linux_X86_64 LibreOffice_project/60$Build-1</meta:generator>
  </office:meta>
</office:document-meta>
</file>